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5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18</text:p>
      <text:p text:style-name="P2">Date (derived from Gregorian calendar)<text:tab/>8 September 1858</text:p>
      <text:p text:style-name="P2">Month<text:tab/><text:tab/><text:tab/><text:tab/><text:tab/><text:tab/>September</text:p>
      <text:p text:style-name="P2">Year<text:tab/><text:tab/><text:tab/><text:tab/><text:tab/><text:tab/>1858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2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Synagogue Chambers/</text:p>
      <text:p text:style-name="P4"><text:span text:style-name="T1">Septr 8</text:span><text:span text:style-name="T2">th</text:span><text:span text:style-name="T1">. 5618/</text:span></text:p>
      <text:p text:style-name="P2">Revd S. Morais/</text:p>
      <text:p text:style-name="P2"><text:tab/>Dear Sir/</text:p>
      <text:p text:style-name="P2"><text:tab/><text:tab/>It affords me/ great pleasure to communicate/ to you that at the Stated/ Meeting of the Congregation Mr. “I.”/ held on Sunday last, you were/ re-elected Hazan of the Congregation/ for a further term of Five Years/ from the expiration of your present/ engagement. (next Passover). and/ at an increased salary, say/ ($2000) Two Thousand Dollars/ per Annum commencing at that/ time, and with my best wishes/ for your continued health as well as/ that of your Family, and that you/ may see the congregation prosper as/ you desire, [crossed-out: it,] I am Revd Sir/</text:p>
      <text:p text:style-name="P2"><text:tab/><text:tab/><text:tab/><text:tab/><text:tab/><text:tab/><text:tab/><text:tab/>yours very Truly/</text:p>
      <text:p text:style-name="P2"><text:tab/><text:tab/><text:tab/><text:tab/><text:tab/><text:tab/><text:tab/><text:tab/>A. Hart/</text:p>
      <text:p text:style-name="P2"><text:tab/><text:tab/><text:tab/><text:tab/><text:tab/><text:tab/><text:tab/><text:tab/>Parnass “KKM”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2T13:33:16</meta:creation-date>
    <dc:date>2012-03-15T12:14:44</dc:date>
    <dc:language>en-US</dc:language>
    <meta:editing-cycles>3</meta:editing-cycles>
    <meta:editing-duration>PT00H05M08S</meta:editing-duration>
    <meta:document-statistic meta:table-count="0" meta:image-count="0" meta:object-count="0" meta:page-count="2" meta:paragraph-count="69" meta:word-count="292" meta:character-count="1986"/>
    <dc:creator>Penn Libraries</dc:creator>
    <meta:user-defined meta:name="Info 1"/>
    <meta:user-defined meta:name="Info 2"/>
    <meta:user-defined meta:name="Info 3"/>
    <meta:user-defined meta:name="Info 4"/>
  </office:meta>
</office:document-meta>
</file>